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iberation Sans" officeooo:rsid="001c166e" officeooo:paragraph-rsid="0002890b"/>
    </style:style>
    <style:style style:name="P2" style:family="paragraph" style:parent-style-name="Standard">
      <style:text-properties style:font-name="Liberation Sans" fo:font-weight="bold" officeooo:rsid="001c166e" officeooo:paragraph-rsid="0002890b" style:font-weight-asian="bold" style:font-weight-complex="bold"/>
    </style:style>
    <style:style style:name="P3" style:family="paragraph" style:parent-style-name="Standard">
      <style:text-properties style:font-name="Liberation Sans" fo:font-style="italic" style:text-underline-style="none" officeooo:rsid="00119262" officeooo:paragraph-rsid="0002890b" style:font-style-asian="italic" style:font-style-complex="italic"/>
    </style:style>
    <style:style style:name="P4" style:family="paragraph" style:parent-style-name="Standard">
      <style:text-properties style:font-name="Liberation Sans" fo:font-style="italic" style:text-underline-style="none" officeooo:rsid="0002890b" officeooo:paragraph-rsid="0002890b" style:font-style-asian="italic" style:font-style-complex="italic"/>
    </style:style>
    <style:style style:name="P5" style:family="paragraph" style:parent-style-name="Standard">
      <style:text-properties style:font-name="Liberation Sans" fo:font-style="italic" style:text-underline-style="none" officeooo:rsid="000336b6" officeooo:paragraph-rsid="000336b6" style:font-style-asian="italic" style:font-style-complex="italic"/>
    </style:style>
    <style:style style:name="T1" style:family="text">
      <style:text-properties officeooo:rsid="0014d65c"/>
    </style:style>
    <style:style style:name="T2" style:family="text">
      <style:text-properties officeooo:rsid="0002890b"/>
    </style:style>
    <style:style style:name="T3" style:family="text">
      <style:text-properties fo:font-style="normal" style:font-style-asian="normal" style:font-style-complex="normal"/>
    </style:style>
    <style:style style:name="T4" style:family="text">
      <style:text-properties fo:font-style="normal" officeooo:rsid="0002890b"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Jacob Wise</text:p>
      <text:p text:style-name="P1"><text:span text:style-name="T1">October 26</text:span>, 2018</text:p>
      <text:p text:style-name="P1">EECS 373</text:p>
      <text:p text:style-name="P1">Dr. W. Newman</text:p>
      <text:p text:style-name="P1"/>
      <text:p text:style-name="P2">Assignment P<text:span text:style-name="T2">5</text:span></text:p>
      <text:p text:style-name="P1"/>
      <text:p text:style-name="P1"/>
      <text:p text:style-name="P3"><text:span text:style-name="T2">Robot push a gear part?</text:span></text:p>
      <text:p text:style-name="P3"><text:span text:style-name="T3"/></text:p>
      <text:p text:style-name="P3"><text:span text:style-name="T3">The framework for the node used in this assignment was pulled from the example </text:span><text:span text:style-name="T4">reactive task commander </text:span><text:span text:style-name="T3">accompanying the irb120 robot files in Part_5. Most of the code is identical, however </text:span><text:span text:style-name="T4">I adjusted the goal positions for each trajectory to allow the robot to push the gear part to a location, rather than just touch it.</text:span></text:p>
      <text:p text:style-name="P3"><text:span text:style-name="T4"/></text:p>
      <text:p text:style-name="P4"><text:span text:style-name="T3">The robot first found the gear part and positioned itself above. Then it positioned itself slightly to the inside of the gear, virtually on the ground. Next it pushed the gear outwards a distance, and finished by raising vertically. The final position is dependent on the original location of the gear part rather than hard coded, so it can be repeated for any position within the reach of the robot without recompiling.</text:span></text:p>
      <text:p text:style-name="P4"><text:span text:style-name="T3"/></text:p>
      <text:p text:style-name="P4"><text:span text:style-name="T3">A .mp4 file was recorded demonstrating this.</text:span></text:p>
      <text:p text:style-name="P4"><text:span text:style-name="T3"/></text:p>
      <text:p text:style-name="P5"><text:span text:style-name="T3">Link to source files on github: </text:span><text:a xlink:type="simple" xlink:href="https://github.com/jswise23/EECS_373/tree/master/jsw107_p5/src" text:style-name="Internet_20_link" text:visited-style-name="Visited_20_Internet_20_Link"><text:span text:style-name="T3">https://github.com/jswise23/EECS_373/tree/master/jsw107_p5/src</text:span></text:a></text:p>
      <text:p text:style-name="P5"><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6T15:46:03.510201425</meta:creation-date>
    <dc:date>2018-10-26T16:11:31.308513229</dc:date>
    <meta:editing-duration>PT25M27S</meta:editing-duration>
    <meta:editing-cycles>2</meta:editing-cycles>
    <meta:generator>LibreOffice/5.1.6.2$Linux_X86_64 LibreOffice_project/10m0$Build-2</meta:generator>
    <meta:document-statistic meta:table-count="0" meta:image-count="0" meta:object-count="0" meta:page-count="1" meta:paragraph-count="10" meta:word-count="159" meta:character-count="962" meta:non-whitespace-character-count="813"/>
  </office:meta>
</office:document-meta>
</file>